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965in" fo:margin-left="-0.5215in" table:align="left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9028in"/>
    </style:style>
    <style:style style:name="Table1.D" style:family="table-column">
      <style:table-column-properties style:column-width="1.7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e6d5b" style:font-name-asian="Liberation Sans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e6d5b" style:font-name-asian="Liberation Sans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none" fo:font-weight="bold" officeooo:rsid="001225be" officeooo:paragraph-rsid="001225be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6e32b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b8c6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eb0de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Preformatted_20_Text">
      <style:text-properties fo:font-size="18pt" fo:font-style="normal" style:text-underline-style="none" fo:font-weight="bold" officeooo:rsid="0016e32b" officeooo:paragraph-rsid="0016e32b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Preformatted_20_Text">
      <style:text-properties officeooo:paragraph-rsid="001225be"/>
    </style:style>
    <style:style style:name="P11" style:family="paragraph" style:parent-style-name="Preformatted_20_Text">
      <style:text-properties officeooo:paragraph-rsid="0012a699"/>
    </style:style>
    <style:style style:name="P12" style:family="paragraph" style:parent-style-name="Preformatted_20_Text"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Preformatted_20_Text"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Preformatted_20_Text">
      <style:text-properties fo:font-size="16pt" fo:font-style="normal" fo:font-weight="bold" officeooo:rsid="0013ead4" officeooo:paragraph-rsid="0013ead4" style:font-name-asian="Noto Serif CJK SC1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Preformatted_20_Text">
      <style:text-properties officeooo:paragraph-rsid="0018cf82"/>
    </style:style>
    <style:style style:name="P18" style:family="paragraph" style:parent-style-name="Preformatted_20_Text">
      <style:text-properties officeooo:rsid="0018cf82" officeooo:paragraph-rsid="0018cf82"/>
    </style:style>
    <style:style style:name="P19" style:family="paragraph" style:parent-style-name="Preformatted_20_Text">
      <style:text-properties officeooo:paragraph-rsid="001a8854"/>
    </style:style>
    <style:style style:name="P20" style:family="paragraph" style:parent-style-name="Preformatted_20_Text">
      <style:text-properties style:text-underline-style="solid" style:text-underline-width="auto" style:text-underline-color="font-color" officeooo:paragraph-rsid="001a8854"/>
    </style:style>
    <style:style style:name="P21" style:family="paragraph" style:parent-style-name="Preformatted_20_Text">
      <style:text-properties officeooo:paragraph-rsid="001b8c62"/>
    </style:style>
    <style:style style:name="P22" style:family="paragraph" style:parent-style-name="Preformatted_20_Text">
      <style:text-properties officeooo:paragraph-rsid="001eb0de"/>
    </style:style>
    <style:style style:name="P23" style:family="paragraph" style:parent-style-name="Preformatted_20_Text">
      <style:text-properties officeooo:paragraph-rsid="0021387e"/>
    </style:style>
    <style:style style:name="P24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oto Serif CJK SC1"/>
    </style:style>
    <style:style style:name="T3" style:family="text">
      <style:text-properties style:font-name-asian="Noto Serif CJK SC1"/>
    </style:style>
    <style:style style:name="T4" style:family="text">
      <style:text-properties fo:font-size="14pt" fo:font-style="italic" fo:font-weight="normal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Liberation Sans" fo:font-size="18pt" style:text-underline-style="none" fo:font-weight="bold" officeooo:rsid="001225be" style:font-name-asian="Noto Serif CJK SC1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text-underline-style="none" fo:font-weight="bold" officeooo:rsid="0012a699" style:font-name-asian="Noto Serif CJK SC1" style:font-size-asian="18pt" style:font-weight-asian="bold" style:font-size-complex="18pt" style:font-weight-complex="bold"/>
    </style:style>
    <style:style style:name="T7" style:family="text">
      <style:text-properties style:font-name="Liberation Sans" fo:font-size="18pt" fo:font-style="normal" style:text-underline-style="none" fo:font-weight="bold" officeooo:rsid="0018cf8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8" style:family="text">
      <style:text-properties style:font-name="Liberation Sans" fo:font-size="18pt" fo:font-style="normal" style:text-underline-style="none" fo:font-weight="bold" officeooo:rsid="001a8854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9" style:family="text">
      <style:text-properties style:font-name="Liberation Sans" fo:font-size="18pt" fo:font-style="normal" style:text-underline-style="none" fo:font-weight="bold" officeooo:rsid="001c084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0" style:family="text">
      <style:text-properties style:font-name="Liberation Sans" fo:font-size="18pt" fo:font-style="normal" style:text-underline-style="none" fo:font-weight="bold" officeooo:rsid="0016e32b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1" style:family="text">
      <style:text-properties style:font-name="Liberation Sans" fo:font-size="18pt" fo:font-style="normal" style:text-underline-style="none" fo:font-weight="bold" officeooo:rsid="001eb0de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2" style:family="text">
      <style:text-properties style:font-name="Liberation Sans" fo:font-size="18pt" fo:font-style="normal" style:text-underline-style="none" fo:font-weight="bold" officeooo:rsid="0021387e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3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Liberation Sans" fo:font-size="14pt" fo:font-style="italic" style:text-underline-style="none" fo:font-weight="normal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5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6" style:family="text">
      <style:text-properties style:font-name="Liberation Sans" fo:font-size="14pt" fo:font-style="italic" style:text-underline-style="none" fo:font-weight="normal" officeooo:rsid="0012a699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7" style:family="text">
      <style:text-properties style:font-name="Liberation Sans" fo:font-size="14pt" fo:font-style="italic" style:text-underline-style="none" fo:font-weight="normal" officeooo:rsid="0018cf8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8" style:family="text">
      <style:text-properties style:font-name="Liberation Sans" fo:font-size="14pt" fo:font-style="italic" style:text-underline-style="none" fo:font-weight="normal" officeooo: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9" style:family="text">
      <style:text-properties style:font-name="Liberation Sans" fo:font-size="14pt" fo:font-style="italic" style:text-underline-style="none" fo:font-weight="normal" officeooo:rsid="001c084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0" style:family="text">
      <style:text-properties style:font-name="Liberation Sans" fo:font-size="14pt" fo:font-style="italic" style:text-underline-style="none" fo:font-weight="normal" officeooo:rsid="002066bb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1" style:family="text">
      <style:text-properties style:font-name="Liberation Sans" fo:font-size="14pt" fo:font-style="italic" style:text-underline-style="none" fo:font-weight="normal" officeooo:rsid="0021387e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2" style:family="text">
      <style:text-properties style:font-name="Liberation Sans" fo:font-size="14pt" fo:font-style="italic" fo:font-weight="normal" officeooo: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" style:family="text">
      <style:text-properties style:font-name="Liberation Sans" style:text-underline-style="none" style:font-name-asian="Noto Serif CJK SC1" style:font-name-complex="Liberation Mono"/>
    </style:style>
    <style:style style:name="T24" style:family="text">
      <style:text-properties style:font-name="Liberation Sans" style:text-underline-style="none" officeooo:rsid="0012a699" style:font-name-asian="Noto Serif CJK SC1" style:font-name-complex="Liberation Mono"/>
    </style:style>
    <style:style style:name="T25" style:family="text">
      <style:text-properties style:font-name="Liberation Sans" style:text-underline-style="none" officeooo:rsid="0013ead4" style:font-name-asian="Noto Serif CJK SC1" style:font-name-complex="Liberation Mono"/>
    </style:style>
    <style:style style:name="T26" style:family="text">
      <style:text-properties style:font-name="Liberation Sans" style:text-underline-style="none" officeooo:rsid="001a8854" style:font-name-asian="Noto Serif CJK SC1" style:font-name-complex="Liberation Mono"/>
    </style:style>
    <style:style style:name="T27" style:family="text">
      <style:text-properties style:font-name="Liberation Sans" style:text-underline-style="none" officeooo:rsid="001eb0de" style:font-name-asian="Noto Serif CJK SC1" style:font-name-complex="Liberation Mono"/>
    </style:style>
    <style:style style:name="T28" style:family="text">
      <style:text-properties style:font-name="Liberation Sans" style:text-underline-style="none" officeooo:rsid="002066bb" style:font-name-asian="Noto Serif CJK SC1" style:font-name-complex="Liberation Mono"/>
    </style:style>
    <style:style style:name="T29" style:family="text">
      <style:text-properties style:font-name="Liberation Sans" style:font-name-asian="Noto Serif CJK SC1" style:font-name-complex="Liberation Mono"/>
    </style:style>
    <style:style style:name="T30" style:family="text">
      <style:text-properties style:font-name="Liberation Sans" officeooo:rsid="0012a699" style:font-name-asian="Noto Serif CJK SC1" style:font-name-complex="Liberation Mono"/>
    </style:style>
    <style:style style:name="T31" style:family="text">
      <style:text-properties style:font-name="Liberation Sans" officeooo:rsid="001b8c62" style:font-name-asian="Noto Serif CJK SC1" style:font-name-complex="Liberation Mono"/>
    </style:style>
    <style:style style:name="T32" style:family="text">
      <style:text-properties style:font-name="Liberation Sans" officeooo:rsid="001eb0de" style:font-name-asian="Noto Serif CJK SC1" style:font-name-complex="Liberation Mono"/>
    </style:style>
    <style:style style:name="T33" style:family="text">
      <style:text-properties officeooo:rsid="001c0842"/>
    </style:style>
    <style:style style:name="T34" style:family="text">
      <style:text-properties officeooo:rsid="002066bb"/>
    </style:style>
    <style:style style:name="T35" style:family="text">
      <style:text-properties officeooo:rsid="0021387e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çon 4</text:p>
      <text:p text:style-name="P2"/>
      <text:p text:style-name="P1">1.</text:p>
      <text:p text:style-name="P1"/>
      <text:p text:style-name="P4">a.　<text:span text:style-name="T3">休みは、土曜日と日曜日です。</text:span></text:p>
      <text:p text:style-name="P5"><text:span text:style-name="T3"><text:tab/></text:span><text:span text:style-name="T4">yasumi ha, doyoubi to nichiyoubi desu.</text:span></text:p>
      <text:p text:style-name="P4">b.　<text:span text:style-name="T3">今日は、何曜日ですか？</text:span></text:p>
      <text:p text:style-name="P10"><text:span text:style-name="T5"><text:tab/></text:span><text:span text:style-name="T15">kyou</text:span><text:span text:style-name="T13"> ha, </text:span><text:span text:style-name="T15">nan </text:span><text:span text:style-name="T13">youbi desu ka ?</text:span></text:p>
      <text:p text:style-name="P4"/>
      <text:p text:style-name="P3">2.</text:p>
      <text:p text:style-name="P3"><text:span text:style-name="T1"/></text:p>
      <text:p text:style-name="P3"><text:span text:style-name="T1">a.　</text:span><text:span text:style-name="T2">四時五分です。</text:span></text:p>
      <text:p text:style-name="P11"><text:span text:style-name="T6"><text:tab/></text:span><text:span text:style-name="T16">yo ji go fun desu.</text:span></text:p>
      <text:p text:style-name="P3"><text:span text:style-name="T1">b.　</text:span><text:span text:style-name="T2">今、何時（何分）ですか？</text:span></text:p>
      <text:p text:style-name="P11"><text:span text:style-name="T6"><text:tab/></text:span><text:span text:style-name="T16">ima, nan ji (nan pun) desu ka ?</text:span></text:p>
      <text:p text:style-name="P11"><text:span text:style-name="T16"/></text:p>
      <text:p text:style-name="P11"><draw:frame text:anchor-type="paragraph" draw:z-index="0" draw:name="Shape1_0" draw:style-name="gr1" draw:text-style-name="P24" svg:width="3.0925in" svg:height="10.4323in" svg:x="4.3874in" svg:y="-0.1417in"><draw:text-box><text:p/></draw:text-box></draw:frame><text:span text:style-name="T1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5">分：ぷん</text:p>
          </table:table-cell>
          <table:covered-table-cell/>
          <table:table-cell table:style-name="Table1.C1" table:number-columns-spanned="2" office:value-type="string">
            <text:p text:style-name="P14">分：ふん</text:p>
          </table:table-cell>
          <table:covered-table-cell/>
        </table:table-row>
        <table:table-row>
          <table:table-cell table:style-name="Table1.A2" office:value-type="string">
            <text:p text:style-name="P12"><text:span text:style-name="T24">1分</text:span></text:p>
          </table:table-cell>
          <table:table-cell table:style-name="Table1.A2" office:value-type="string">
            <text:p text:style-name="P12"><text:span text:style-name="T24">いっぷん</text:span></text:p>
          </table:table-cell>
          <table:table-cell table:style-name="Table1.A2" office:value-type="string">
            <text:p text:style-name="P13"><text:span text:style-name="T25">2</text:span><text:span text:style-name="T24">分</text:span></text:p>
          </table:table-cell>
          <table:table-cell table:style-name="Table1.D2" office:value-type="string">
            <text:p text:style-name="P16">にふん</text:p>
          </table:table-cell>
        </table:table-row>
        <table:table-row>
          <table:table-cell table:style-name="Table1.A2" office:value-type="string">
            <text:p text:style-name="P12"><text:span text:style-name="T25">3</text:span><text:span text:style-name="T24">分</text:span></text:p>
          </table:table-cell>
          <table:table-cell table:style-name="Table1.A2" office:value-type="string">
            <text:p text:style-name="P12"><text:span text:style-name="T24">さんぷん</text:span></text:p>
          </table:table-cell>
          <table:table-cell table:style-name="Table1.A2" office:value-type="string">
            <text:p text:style-name="P13"><text:span text:style-name="T25">5</text:span><text:span text:style-name="T24">分</text:span></text:p>
          </table:table-cell>
          <table:table-cell table:style-name="Table1.D2" office:value-type="string">
            <text:p text:style-name="P16">ごふん</text:p>
          </table:table-cell>
        </table:table-row>
        <table:table-row>
          <table:table-cell table:style-name="Table1.A2" office:value-type="string">
            <text:p text:style-name="P13"><text:span text:style-name="T25">4</text:span><text:span text:style-name="T24">分</text:span></text:p>
          </table:table-cell>
          <table:table-cell table:style-name="Table1.A2" office:value-type="string">
            <text:p text:style-name="P16">よんぷん</text:p>
          </table:table-cell>
          <table:table-cell table:style-name="Table1.A2" office:value-type="string">
            <text:p text:style-name="P13"><text:span text:style-name="T25">7</text:span><text:span text:style-name="T24">分</text:span></text:p>
          </table:table-cell>
          <table:table-cell table:style-name="Table1.D2" office:value-type="string">
            <text:p text:style-name="P16">ななふん</text:p>
          </table:table-cell>
        </table:table-row>
        <table:table-row>
          <table:table-cell table:style-name="Table1.A2" office:value-type="string">
            <text:p text:style-name="P12"><text:span text:style-name="T23">6</text:span><text:span text:style-name="T24">分</text:span></text:p>
          </table:table-cell>
          <table:table-cell table:style-name="Table1.A2" office:value-type="string">
            <text:p text:style-name="P12"><text:span text:style-name="T24">っぷん</text:span></text:p>
          </table:table-cell>
          <table:table-cell table:style-name="Table1.A2" office:value-type="string">
            <text:p text:style-name="P13"><text:span text:style-name="T25">9</text:span><text:span text:style-name="T24">分</text:span></text:p>
          </table:table-cell>
          <table:table-cell table:style-name="Table1.D2" office:value-type="string">
            <text:p text:style-name="P16">きゅうふん</text:p>
          </table:table-cell>
        </table:table-row>
        <table:table-row>
          <table:table-cell table:style-name="Table1.A2" office:value-type="string">
            <text:p text:style-name="P12"><text:span text:style-name="T23">8</text:span><text:span text:style-name="T24">分</text:span></text:p>
          </table:table-cell>
          <table:table-cell table:style-name="Table1.A2" office:value-type="string">
            <text:p text:style-name="P12"><text:span text:style-name="T24">っぷん</text:span></text:p>
          </table:table-cell>
          <table:table-cell table:style-name="Table1.D2" table:number-rows-spanned="2" table:number-columns-spanned="2" office:value-type="string">
            <text:p text:style-name="P13"><text:span text:style-name="T24"/></text:p>
          </table:table-cell>
          <table:covered-table-cell/>
        </table:table-row>
        <table:table-row>
          <table:table-cell table:style-name="Table1.A2" office:value-type="string">
            <text:p text:style-name="P12"><text:span text:style-name="T23">10</text:span><text:span text:style-name="T24">分</text:span></text:p>
          </table:table-cell>
          <table:table-cell table:style-name="Table1.A2" office:value-type="string">
            <text:p text:style-name="P12"><text:span text:style-name="T24">じゅうっぷん</text:span></text:p>
          </table:table-cell>
          <table:covered-table-cell/>
          <table:covered-table-cell/>
        </table:table-row>
      </table:table>
      <text:p text:style-name="P12"><text:span text:style-name="T24"/></text:p>
      <text:p text:style-name="P6"><text:span text:style-name="T30">3</text:span><text:span text:style-name="T29">.</text:span></text:p>
      <text:p text:style-name="P6"><text:span text:style-name="T29"/></text:p>
      <text:p text:style-name="P9"><text:span text:style-name="T29">a.　昼休みは、十二時半から一時まで</text:span></text:p>
      <text:p text:style-name="P9"><text:span text:style-name="T29"><text:tab/>です。</text:span></text:p>
      <text:p text:style-name="P17"><text:span text:style-name="T7"><text:tab/></text:span><text:span text:style-name="T17">hiru yasumi ha,</text:span><text:span text:style-name="T16"> </text:span><text:span text:style-name="T17">juu ni ji han kara ichi ji made</text:span></text:p>
      <text:p text:style-name="P18"><text:span text:style-name="T17"><text:tab/></text:span><text:span text:style-name="T14">desu.</text:span></text:p>
      <text:p text:style-name="P6"><draw:frame text:anchor-type="paragraph" draw:z-index="1" draw:name="Shape1_1" draw:style-name="gr1" draw:text-style-name="P24" svg:width="3.0925in" svg:height="10.4323in" svg:x="4.3874in" svg:y="-0.1417in"><draw:text-box><text:p/></draw:text-box></draw:frame><text:soft-page-break/><text:span text:style-name="T29">4.</text:span></text:p>
      <text:p text:style-name="P6"><text:span text:style-name="T23"/></text:p>
      <text:p text:style-name="P6"><text:span text:style-name="T23">a.　大学は、四時までです。</text:span></text:p>
      <text:p text:style-name="P19"><text:span text:style-name="T7"><text:tab/></text:span><text:span text:style-name="T18">daigaku ha, yoji made desu.</text:span></text:p>
      <text:p text:style-name="P6"><text:span text:style-name="T23">b.　大学は、四時に終わります</text:span><text:span text:style-name="T26">。</text:span></text:p>
      <text:p text:style-name="P19"><text:span text:style-name="T8"><text:tab/></text:span><text:span text:style-name="T18">daigaku ha, yoji ni owarimasu.</text:span></text:p>
      <text:p text:style-name="P19"><text:span text:style-name="T18"/></text:p>
      <text:p text:style-name="P19"><text:span text:style-name="T18"/></text:p>
      <text:p text:style-name="P7"><draw:frame text:anchor-type="paragraph" draw:z-index="2" draw:name="Shape1_2" draw:style-name="gr1" draw:text-style-name="P24" svg:width="3.0925in" svg:height="10.4323in" svg:x="4.3874in" svg:y="-0.1417in"><draw:text-box><text:p/></draw:text-box></draw:frame><text:span text:style-name="T31">5</text:span><text:span text:style-name="T29">.</text:span></text:p>
      <text:p text:style-name="P7"><text:span text:style-name="T23"/></text:p>
      <text:p text:style-name="P7"><text:span text:style-name="T23">a.　毎朝、六時に起きます。</text:span></text:p>
      <text:p text:style-name="P21"><text:span text:style-name="T7"><text:tab/></text:span><text:span text:style-name="T19">mai asa</text:span><text:span text:style-name="T18">, </text:span><text:span text:style-name="T19">ro</text:span><text:span text:style-name="T18">ji </text:span><text:span text:style-name="T19">ni oki</text:span><text:span text:style-name="T18">masu.</text:span></text:p>
      <text:p text:style-name="P21"><text:span text:style-name="T10">b.　</text:span><text:span text:style-name="T9">毎晩、十一時に寝ます</text:span><text:span text:style-name="T8">。</text:span></text:p>
      <text:p text:style-name="P21"><text:span text:style-name="T8"><text:tab/></text:span><text:span text:style-name="T19">mai ban, juuichi ji nemasu</text:span><text:span text:style-name="T18">.</text:span></text:p>
      <text:p text:style-name="P19"><text:span text:style-name="T18"/></text:p>
      <text:p text:style-name="P20"><text:span text:style-name="T22"/></text:p>
      <text:p text:style-name="P8"><draw:frame text:anchor-type="paragraph" draw:z-index="3" draw:name="Shape1_3" draw:style-name="gr1" draw:text-style-name="P24" svg:width="3.0925in" svg:height="10.4323in" svg:x="4.3874in" svg:y="-0.1417in"><draw:text-box><text:p/></draw:text-box></draw:frame><text:span text:style-name="T32">7</text:span><text:span text:style-name="T29">.</text:span></text:p>
      <text:p text:style-name="P8"><text:span text:style-name="T23"/></text:p>
      <text:p text:style-name="P8"><text:span text:style-name="T23">a.　毎</text:span><text:span text:style-name="T28">日</text:span><text:span text:style-name="T23">、勉強します。</text:span></text:p>
      <text:p text:style-name="P22"><text:span text:style-name="T7"><text:tab/></text:span><text:span text:style-name="T19">mai </text:span><text:span text:style-name="T20">nichi</text:span><text:span text:style-name="T18">, </text:span><text:span text:style-name="T20">benkyou shi</text:span><text:span text:style-name="T18">masu.</text:span></text:p>
      <text:p text:style-name="P22"><text:span text:style-name="T10">b.　明日</text:span><text:span text:style-name="T9">、勉強しません</text:span><text:span text:style-name="T8">。</text:span></text:p>
      <text:p text:style-name="P23"><text:span text:style-name="T8"><text:tab/></text:span><text:span text:style-name="T21">ashita</text:span><text:span text:style-name="T19">, </text:span><text:span text:style-name="T20">benkyou shi</text:span><text:span text:style-name="T18">mas</text:span><text:span text:style-name="T21">en</text:span><text:span text:style-name="T18">.</text:span></text:p>
      <text:p text:style-name="P8"><text:span text:style-name="T27">c</text:span><text:span text:style-name="T23">.　毎晩、勉強しました。</text:span></text:p>
      <text:p text:style-name="P23"><text:span text:style-name="T7"><text:tab/></text:span><text:span text:style-name="T19">mai </text:span><text:span text:style-name="T21">ban</text:span><text:span text:style-name="T18">, </text:span><text:span text:style-name="T20">benkyou shi</text:span><text:span text:style-name="T18">mas</text:span><text:span text:style-name="T21">hita</text:span><text:span text:style-name="T18">.</text:span></text:p>
      <text:p text:style-name="P22"><text:span text:style-name="T11">d</text:span><text:span text:style-name="T10">.　</text:span><text:span text:style-name="T9">昨日、勉強しませんでした</text:span><text:span text:style-name="T8">。</text:span></text:p>
      <text:p text:style-name="P23"><text:span text:style-name="T8"><text:tab/></text:span><text:span text:style-name="T21">kinou</text:span><text:span text:style-name="T19">, </text:span><text:span text:style-name="T20">benkyou shi</text:span><text:span text:style-name="T18">mas</text:span><text:span text:style-name="T21">endeshita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4:12.532492705</meta:creation-date>
    <dc:date>2020-09-30T12:15:26.700239286</dc:date>
    <meta:editing-duration>PT40M57S</meta:editing-duration>
    <meta:editing-cycles>17</meta:editing-cycles>
    <meta:generator>LibreOffice/6.4.6.2$Linux_X86_64 LibreOffice_project/40$Build-2</meta:generator>
    <meta:document-statistic meta:table-count="1" meta:image-count="0" meta:object-count="0" meta:page-count="2" meta:paragraph-count="57" meta:word-count="310" meta:character-count="678" meta:non-whitespace-character-count="591"/>
  </office:meta>
</office:document-meta>
</file>